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2199" officeooo:paragraph-rsid="0018219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app@inapp-PC:~$ mysql -u root -p;</text:p>
      <text:p text:style-name="P1">Enter password: </text:p>
      <text:p text:style-name="P1">Welcome to the MySQL monitor. <text:s/>Commands end with ; or \g.</text:p>
      <text:p text:style-name="P1">Your MySQL connection id is 5</text:p>
      <text:p text:style-name="P1">Server version: 5.7.22-0ubuntu0.16.04.1 (Ubuntu)</text:p>
      <text:p text:style-name="P1"/>
      <text:p text:style-name="P1">Copyright (c) 2000, 2018, Oracle and/or its affiliates. All rights reserved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SHOW DATABASE;</text:p>
      <text:p text:style-name="P1">ERROR 1064 (42000): You have an error in your SQL syntax; check the manual that corresponds to your MySQL server version for the right syntax to use near 'DATABASE' at line 1</text:p>
      <text:p text:style-name="P1">mysql&gt; SHOW DATABASES;</text:p>
      <text:p text:style-name="P1">+--------------------+</text:p>
      <text:p text:style-name="P1">| Database <text:s text:c="10"/>|</text:p>
      <text:p text:style-name="P1">+--------------------+</text:p>
      <text:p text:style-name="P1">| information_schema |</text:p>
      <text:p text:style-name="P1">| mydatabase <text:s text:c="8"/>|</text:p>
      <text:p text:style-name="P1">| mysql <text:s text:c="13"/>|</text:p>
      <text:p text:style-name="P1">| performance_schema |</text:p>
      <text:p text:style-name="P1">| sys <text:s text:c="15"/>|</text:p>
      <text:p text:style-name="P1">| tese <text:s text:c="14"/>|</text:p>
      <text:p text:style-name="P1">+--------------------+</text:p>
      <text:p text:style-name="P1">6 rows in set (0.00 sec)</text:p>
      <text:p text:style-name="P1"/>
      <text:p text:style-name="P1">mysql&gt; use mydatabase</text:p>
      <text:p text:style-name="P1">Reading table information for completion of table and column names</text:p>
      <text:p text:style-name="P1">You can turn off this feature to get a quicker startup with -A</text:p>
      <text:p text:style-name="P1"/>
      <text:p text:style-name="P1">Database changed</text:p>
      <text:p text:style-name="P1">mysql&gt; CREATE TABLE Users(EmailId varchar2(20),Password varchar2(20))</text:p>
      <text:p text:style-name="P1"><text:s text:c="4"/>-&gt; ;</text:p>
      <text:p text:style-name="P1">ERROR 1064 (42000): You have an error in your SQL syntax; check the manual that corresponds to your MySQL server version for the right syntax to use near 'varchar2(20),Password varchar2(20))' at line 1</text:p>
      <text:p text:style-name="P1">mysql&gt; create table users ( EmailId varchar2(20), passwod varchar(20));</text:p>
      <text:p text:style-name="P1">ERROR 1064 (42000): You have an error in your SQL syntax; check the manual that corresponds to your MySQL server version for the right syntax to use near 'varchar2(20), passwod varchar(20))' at line 1</text:p>
      <text:p text:style-name="P1">mysql&gt; create table users ( EmailId varchar2(20), passwod varchar(20));</text:p>
      <text:p text:style-name="P1">ERROR 1064 (42000): You have an error in your SQL syntax; check the manual that corresponds to your MySQL server version for the right syntax to use near 'varchar2(20), passwod varchar(20))' at line 1</text:p>
      <text:p text:style-name="P1">mysql&gt; \q</text:p>
      <text:p text:style-name="P1"><text:soft-page-break/>Bye</text:p>
      <text:p text:style-name="P1">inapp@inapp-PC:~$ mysql -u root -p</text:p>
      <text:p text:style-name="P1">Enter password: </text:p>
      <text:p text:style-name="P1">Welcome to the MySQL monitor. <text:s/>Commands end with ; or \g.</text:p>
      <text:p text:style-name="P1">Your MySQL connection id is 6</text:p>
      <text:p text:style-name="P1">Server version: 5.7.22-0ubuntu0.16.04.1 (Ubuntu)</text:p>
      <text:p text:style-name="P1"/>
      <text:p text:style-name="P1">Copyright (c) 2000, 2018, Oracle and/or its affiliates. All rights reserved.</text:p>
      <text:p text:style-name="P1"/>
      <text:p text:style-name="P1">Oracle is a registered trademark of Oracle Corporation and/or its</text:p>
      <text:p text:style-name="P1">affiliates. Other names may be trademarks of their respective</text:p>
      <text:p text:style-name="P1">owners.</text:p>
      <text:p text:style-name="P1"/>
      <text:p text:style-name="P1">Type 'help;' or '\h' for help. Type '\c' to clear the current input statement.</text:p>
      <text:p text:style-name="P1"/>
      <text:p text:style-name="P1">mysql&gt; CREATE DATABASE assignment1</text:p>
      <text:p text:style-name="P1"><text:s text:c="4"/>-&gt; ;</text:p>
      <text:p text:style-name="P1">Query OK, 1 row affected (0.00 sec)</text:p>
      <text:p text:style-name="P1"/>
      <text:p text:style-name="P1">mysql&gt; USE assignment</text:p>
      <text:p text:style-name="P1">ERROR 1049 (42000): Unknown database 'assignment'</text:p>
      <text:p text:style-name="P1">mysql&gt; USE assignment1</text:p>
      <text:p text:style-name="P1">Database changed</text:p>
      <text:p text:style-name="P1">mysql&gt; CREATE TABLE Users(EmailId varchar(20),Password varchar(20));</text:p>
      <text:p text:style-name="P1">Query OK, 0 rows affected (0.30 sec)</text:p>
      <text:p text:style-name="P1"/>
      <text:p text:style-name="P1">mysql&gt; mysql&gt; CREATE TABLE Employer(CompanyID varchar(5),CompanyName,EmailID,Mobile,City,IndustryType,FunctionalArea</text:p>
      <text:p text:style-name="P1"><text:s text:c="4"/>-&gt; CREATE TABLE Employer(CompanyID varchar(5),CompanyName varchar(30),EmailID varchar(20),Mobile Number(10),City varcahr(20),IndustryType varchar(20),FunctionalArea varchar(20),MembershipPlan varchar(20),DateofSignup Date,DateofRenewal Data,Renewal Status varchar(20));</text:p>
      <text:p text:style-name="P1">ERROR 1064 (42000): You have an error in your SQL syntax; check the manual that corresponds to your MySQL server version for the right syntax to use near 'EmailID,Mobile,City,IndustryType,FunctionalArea</text:p>
      <text:p text:style-name="P1">CREATE TABLE Employer(CompanyID ' at line 1</text:p>
      <text:p text:style-name="P1">mysql&gt; CREATE TABLE Employer(CompanyID varchar(5),CompanyERROR 1064 (42000): You have an error in your SQL syntax; check the manual that corresponds to your MySQL server version for the right syntax to use near 'Number(10),City varcahr(20),IndustryType varchar(20),FunctionalArea varchar(20),' at line 1</text:p>
      <text:p text:style-name="P1">mysql&gt; CREATE TABLE Employer(CompanyID varchar(5),CompanyName varchar(30),EmailID varchar(20),Mobile number(10),City varcahr(20),IndustryType varchar(20),FunctionalArea varchar(20),MembershipPlan varchar(20),DateofSignup Date,DateofRenewal Date,Renewal Status varchar(20));</text:p>
      <text:p text:style-name="P1">ERROR 1064 (42000): You have an error in your SQL syntax; check the manual that corresponds to your MySQL server version for the right syntax to use near 'number(10),City varcahr(20),IndustryType varchar(20),FunctionalArea varchar(20),' at line 1</text:p>
      <text:p text:style-name="P1">mysql&gt; CREATE TABLE Employer</text:p>
      <text:p text:style-name="P1"><text:s text:c="4"/>-&gt; (</text:p>
      <text:p text:style-name="P1"><text:soft-page-break/><text:s text:c="4"/>-&gt; a <text:s text:c="3"/>-&gt; </text:p>
      <text:p text:style-name="P1"><text:s text:c="4"/>-&gt; </text:p>
      <text:p text:style-name="P1"><text:s text:c="4"/>-&gt; </text:p>
      <text:p text:style-name="P1"><text:s text:c="4"/>-&gt; ;</text:p>
      <text:p text:style-name="P1">ERROR 1064 (42000): You have an error in your SQL syntax; check the manual that corresponds to your MySQL server version for the right syntax to use near '' at line 2</text:p>
      <text:p text:style-name="P1">mysql&gt; CREATE TABLE Employer</text:p>
      <text:p text:style-name="P1"><text:s text:c="4"/>-&gt; (</text:p>
      <text:p text:style-name="P1"><text:s text:c="4"/>-&gt; CompanyID varchar(20),</text:p>
      <text:p text:style-name="P1"><text:s text:c="4"/>-&gt; CompanyName varchar(30).</text:p>
      <text:p text:style-name="P1"><text:s text:c="4"/>-&gt; ;</text:p>
      <text:p text:style-name="P1">ERROR 1064 (42000): You have an error in your SQL syntax; check the manual that corresponds to your MySQL server version for the right syntax to use near '.' at line 4</text:p>
      <text:p text:style-name="P1">mysql&gt; CREATE TABLE Employer</text:p>
      <text:p text:style-name="P1"><text:s text:c="4"/>-&gt; (</text:p>
      <text:p text:style-name="P1"><text:s text:c="4"/>-&gt; CompanyID varchar(5),</text:p>
      <text:p text:style-name="P1"><text:s text:c="4"/>-&gt; CompanyName varchar(30),</text:p>
      <text:p text:style-name="P1"><text:s text:c="4"/>-&gt; EmailID varchar(20),</text:p>
      <text:p text:style-name="P1"><text:s text:c="4"/>-&gt; Mobile number(10),</text:p>
      <text:p text:style-name="P1"><text:s text:c="4"/>-&gt; City varchar(20),</text:p>
      <text:p text:style-name="P1"><text:s text:c="4"/>-&gt; IndustryType varchar(20),</text:p>
      <text:p text:style-name="P1"><text:s text:c="4"/>-&gt; FunctionalArea varchar(20),</text:p>
      <text:p text:style-name="P1"><text:s text:c="4"/>-&gt; MembershipPlan varchar(20),</text:p>
      <text:p text:style-name="P1"><text:s text:c="4"/>-&gt; DateofSignup Date,</text:p>
      <text:p text:style-name="P1"><text:s text:c="4"/>-&gt; DateofRenewal Date,</text:p>
      <text:p text:style-name="P1"><text:s text:c="4"/>-&gt; RenewalStatus varchar(20)</text:p>
      <text:p text:style-name="P1"><text:s text:c="4"/>-&gt; );</text:p>
      <text:p text:style-name="P1">ERROR 1064 (42000): You have an error in your SQL syntax; check the manual that corresponds to your MySQL server version for the right syntax to use near 'number(10),</text:p>
      <text:p text:style-name="P1">City varchar(20),</text:p>
      <text:p text:style-name="P1">IndustryType varchar(20),</text:p>
      <text:p text:style-name="P1">FunctionalArea varchar(2' at line 6</text:p>
      <text:p text:style-name="P1">mysql&gt; CREATE TABLE Employer ( CompanyID varchar(5), CompanyName varchar(30), EmailID varchar(20), Mobile int(10), City varchar(20), IndustryType varchar(20), FunctionalArea varchar(20), MembershipPlan varchar(20), DateofSignup Date, <text:s/>DateofRenewal Date, RenewalStatus varchar(20) );</text:p>
      <text:p text:style-name="P1">Query OK, 0 rows affected (0.28 sec)</text:p>
      <text:p text:style-name="P1"/>
      <text:p text:style-name="P1">mysql&gt; select * from Users</text:p>
      <text:p text:style-name="P1"><text:s text:c="4"/>-&gt; ;</text:p>
      <text:p text:style-name="P1">Empty set (0.00 sec)</text:p>
      <text:p text:style-name="P1"/>
      <text:p text:style-name="P1">mysql&gt; INSERT INTO Users (DateofLogin date,Usertype varchar(20));</text:p>
      <text:p text:style-name="P1">ERROR 1064 (42000): You have an error in your SQL syntax; check the manual that corresponds to your MySQL server version for the right syntax to use near 'date,Usertype varchar(20))' at line 1</text:p>
      <text:p text:style-name="P1">mysql&gt; INSERT INTO Users (DateofLogin date,Usertype varchar(20))</text:p>
      <text:p text:style-name="P1"><text:s text:c="4"/>-&gt; ;</text:p>
      <text:p text:style-name="P1">ERROR 1064 (42000): You have an error in your SQL syntax; check the manual that corresponds to your MySQL server version for the right syntax to use near 'date,Usertype varchar(20))' at line 1</text:p>
      <text:p text:style-name="P1">mysql&gt; ALTER TABLE Users</text:p>
      <text:p text:style-name="P1"><text:soft-page-break/><text:s text:c="4"/>-&gt; ADD Date of Login date</text:p>
      <text:p text:style-name="P1"><text:s text:c="4"/>-&gt; ;</text:p>
      <text:p text:style-name="P1">ERROR 1064 (42000): You have an error in your SQL syntax; check the manual that corresponds to your MySQL server version for the right syntax to use near 'of Login date' at line 2</text:p>
      <text:p text:style-name="P1">mysql&gt; ALTER TABLE Users ADD DateofLogin date;</text:p>
      <text:p text:style-name="P1">Query OK, 0 rows affected (0.51 sec)</text:p>
      <text:p text:style-name="P1">Records: 0 <text:s/>Duplicates: 0 <text:s/>Warnings: 0</text:p>
      <text:p text:style-name="P1"/>
      <text:p text:style-name="P1">mysql&gt; ALTER TABLE Users ADD Usertype varchar(20);</text:p>
      <text:p text:style-name="P1">Query OK, 0 rows affected (0.49 sec)</text:p>
      <text:p text:style-name="P1">Records: 0 <text:s/>Duplicates: 0 <text:s/>Warnings: 0</text:p>
      <text:p text:style-name="P1"/>
      <text:p text:style-name="P1">mysql&gt; CREATE TABLE Jobs_Posted (</text:p>
      <text:p text:style-name="P1"><text:s text:c="4"/>-&gt; JobpostId varchar(6),</text:p>
      <text:p text:style-name="P1"><text:s text:c="4"/>-&gt; CompanyID varchar(6),</text:p>
      <text:p text:style-name="P1"><text:s text:c="4"/>-&gt; Jobpostdate date,</text:p>
      <text:p text:style-name="P1"><text:s text:c="4"/>-&gt; ValidityDate date,</text:p>
      <text:p text:style-name="P1"><text:s text:c="4"/>-&gt; Joblocation varchar(20),</text:p>
      <text:p text:style-name="P1"><text:s text:c="4"/>-&gt; SkillsSetsRequired varchar(20),</text:p>
      <text:p text:style-name="P1"><text:s text:c="4"/>-&gt; YrsofExp int(3),</text:p>
      <text:p text:style-name="P1"><text:s text:c="4"/>-&gt; QualifyingTestScore int(3),</text:p>
      <text:p text:style-name="P1"><text:s text:c="4"/>-&gt; JobpostedStatus varchar(20));</text:p>
      <text:p text:style-name="P1">Query OK, 0 rows affected (0.26 sec)</text:p>
      <text:p text:style-name="P1"/>
      <text:p text:style-name="P1">mysql&gt; ALTER TABLE Jobs_Posted CHANGE YrsofExo YrsofExperience int(3);</text:p>
      <text:p text:style-name="P1">ERROR 1054 (42S22): Unknown column 'YrsofExo' in 'Jobs_Posted'</text:p>
      <text:p text:style-name="P1">mysql&gt; ALTER TABLE Jobs_Posted CHANGE YrsofExp YrsofExperience int(3);</text:p>
      <text:p text:style-name="P1">Query OK, 0 rows affected (0.09 sec)</text:p>
      <text:p text:style-name="P1">Records: 0 <text:s/>Duplicates: 0 <text:s/>Warnings: 0</text:p>
      <text:p text:style-name="P1"/>
      <text:p text:style-name="P1">mysql&gt; ALTER TABLE Employer add primary key CompanyID;</text:p>
      <text:p text:style-name="P1">ERROR 1064 (42000): You have an error in your SQL syntax; check the manual that corresponds to your MySQL server version for the right syntax to use near '' at line 1</text:p>
      <text:p text:style-name="P1">mysql&gt; desc employer;</text:p>
      <text:p text:style-name="P1">ERROR 1146 (42S02): Table 'assignment1.employer' doesn't exist</text:p>
      <text:p text:style-name="P1">mysql&gt; desc Employer;</text:p>
      <text:p text:style-name="P1">+----------------+-------------+------+-----+---------+-------+</text:p>
      <text:p text:style-name="P1">| Field <text:s text:c="9"/>| Type <text:s text:c="7"/>| Null | Key | Default | Extra |</text:p>
      <text:p text:style-name="P1">+----------------+-------------+------+-----+---------+-------+</text:p>
      <text:p text:style-name="P1">| CompanyID <text:s text:c="5"/>| varchar(5) <text:s/>| YES <text:s/>| <text:s text:c="4"/>| NULL <text:s text:c="3"/>| <text:s text:c="6"/>|</text:p>
      <text:p text:style-name="P1">| CompanyName <text:s text:c="3"/>| varchar(30) | YES <text:s/>| <text:s text:c="4"/>| NULL <text:s text:c="3"/>| <text:s text:c="6"/>|</text:p>
      <text:p text:style-name="P1">| EmailID <text:s text:c="7"/>| varchar(20) | YES <text:s/>| <text:s text:c="4"/>| NULL <text:s text:c="3"/>| <text:s text:c="6"/>|</text:p>
      <text:p text:style-name="P1">| Mobile <text:s text:c="8"/>| int(10) <text:s text:c="4"/>| YES <text:s/>| <text:s text:c="4"/>| NULL <text:s text:c="3"/>| <text:s text:c="6"/>|</text:p>
      <text:p text:style-name="P1">| City <text:s text:c="10"/>| varchar(20) | YES <text:s/>| <text:s text:c="4"/>| NULL <text:s text:c="3"/>| <text:s text:c="6"/>|</text:p>
      <text:p text:style-name="P1">| IndustryType <text:s text:c="2"/>| varchar(20) | YES <text:s/>| <text:s text:c="4"/>| NULL <text:s text:c="3"/>| <text:s text:c="6"/>|</text:p>
      <text:p text:style-name="P1">| FunctionalArea | varchar(20) | YES <text:s/>| <text:s text:c="4"/>| NULL <text:s text:c="3"/>| <text:s text:c="6"/>|</text:p>
      <text:p text:style-name="P1">| MembershipPlan | varchar(20) | YES <text:s/>| <text:s text:c="4"/>| NULL <text:s text:c="3"/>| <text:s text:c="6"/>|</text:p>
      <text:p text:style-name="P1">| DateofSignup <text:s text:c="2"/>| date <text:s text:c="7"/>| YES <text:s/>| <text:s text:c="4"/>| NULL <text:s text:c="3"/>| <text:s text:c="6"/>|</text:p>
      <text:p text:style-name="P1">| DateofRenewal <text:s/>| date <text:s text:c="7"/>| YES <text:s/>| <text:s text:c="4"/>| NULL <text:s text:c="3"/>| <text:s text:c="6"/>|</text:p>
      <text:p text:style-name="P1"><text:soft-page-break/>| RenewalStatus <text:s/>| varchar(20) | YES <text:s/>| <text:s text:c="4"/>| NULL <text:s text:c="3"/>| <text:s text:c="6"/>|</text:p>
      <text:p text:style-name="P1">+----------------+-------------+------+-----+---------+-------+</text:p>
      <text:p text:style-name="P1">11 rows in set (0.00 sec)</text:p>
      <text:p text:style-name="P1"/>
      <text:p text:style-name="P1">mysql&gt; ALTER TABLE Employer add primary key CompanyID;</text:p>
      <text:p text:style-name="P1">ERROR 1064 (42000): You have an error in your SQL syntax; check the manual that corresponds to your MySQL server version for the right syntax to use near '' at line 1</text:p>
      <text:p text:style-name="P1">mysql&gt; ALTER TABLE Employer add primary key(CompanyID);</text:p>
      <text:p text:style-name="P1">Query OK, 0 rows affected (0.48 sec)</text:p>
      <text:p text:style-name="P1">Records: 0 <text:s/>Duplicates: 0 <text:s/>Warnings: 0</text:p>
      <text:p text:style-name="P1"/>
      <text:p text:style-name="P1">mysql&gt; desc Employer</text:p>
      <text:p text:style-name="P1"><text:s text:c="4"/>-&gt; ;</text:p>
      <text:p text:style-name="P1">+----------------+-------------+------+-----+---------+-------+</text:p>
      <text:p text:style-name="P1">| Field <text:s text:c="9"/>| Type <text:s text:c="7"/>| Null | Key | Default | Extra |</text:p>
      <text:p text:style-name="P1">+----------------+-------------+------+-----+---------+-------+</text:p>
      <text:p text:style-name="P1">| CompanyID <text:s text:c="5"/>| varchar(5) <text:s/>| NO <text:s text:c="2"/>| PRI | NULL <text:s text:c="3"/>| <text:s text:c="6"/>|</text:p>
      <text:p text:style-name="P1">| CompanyName <text:s text:c="3"/>| varchar(30) | YES <text:s/>| <text:s text:c="4"/>| NULL <text:s text:c="3"/>| <text:s text:c="6"/>|</text:p>
      <text:p text:style-name="P1">| EmailID <text:s text:c="7"/>| varchar(20) | YES <text:s/>| <text:s text:c="4"/>| NULL <text:s text:c="3"/>| <text:s text:c="6"/>|</text:p>
      <text:p text:style-name="P1">| Mobile <text:s text:c="8"/>| int(10) <text:s text:c="4"/>| YES <text:s/>| <text:s text:c="4"/>| NULL <text:s text:c="3"/>| <text:s text:c="6"/>|</text:p>
      <text:p text:style-name="P1">| City <text:s text:c="10"/>| varchar(20) | YES <text:s/>| <text:s text:c="4"/>| NULL <text:s text:c="3"/>| <text:s text:c="6"/>|</text:p>
      <text:p text:style-name="P1">| IndustryType <text:s text:c="2"/>| varchar(20) | YES <text:s/>| <text:s text:c="4"/>| NULL <text:s text:c="3"/>| <text:s text:c="6"/>|</text:p>
      <text:p text:style-name="P1">| FunctionalArea | varchar(20) | YES <text:s/>| <text:s text:c="4"/>| NULL <text:s text:c="3"/>| <text:s text:c="6"/>|</text:p>
      <text:p text:style-name="P1">| MembershipPlan | varchar(20) | YES <text:s/>| <text:s text:c="4"/>| NULL <text:s text:c="3"/>| <text:s text:c="6"/>|</text:p>
      <text:p text:style-name="P1">| DateofSignup <text:s text:c="2"/>| date <text:s text:c="7"/>| YES <text:s/>| <text:s text:c="4"/>| NULL <text:s text:c="3"/>| <text:s text:c="6"/>|</text:p>
      <text:p text:style-name="P1">| DateofRenewal <text:s/>| date <text:s text:c="7"/>| YES <text:s/>| <text:s text:c="4"/>| NULL <text:s text:c="3"/>| <text:s text:c="6"/>|</text:p>
      <text:p text:style-name="P1">| RenewalStatus <text:s/>| varchar(20) | YES <text:s/>| <text:s text:c="4"/>| NULL <text:s text:c="3"/>| <text:s text:c="6"/>|</text:p>
      <text:p text:style-name="P1">+----------------+-------------+------+-----+---------+-------+</text:p>
      <text:p text:style-name="P1">11 rows in set (0.00 sec)</text:p>
      <text:p text:style-name="P1"/>
      <text:p text:style-name="P1">mysql&gt; ALTER TABLE Employer add foreign key(EmailID);</text:p>
      <text:p text:style-name="P1">ERROR 1064 (42000): You have an error in your SQL syntax; check the manual that corresponds to your MySQL server version for the right syntax to use near '' at line 1</text:p>
      <text:p text:style-name="P1">mysql&gt; desc Users</text:p>
      <text:p text:style-name="P1"><text:s text:c="4"/>-&gt; ;</text:p>
      <text:p text:style-name="P1">+-------------+-------------+------+-----+---------+-------+</text:p>
      <text:p text:style-name="P1">| Field <text:s text:c="6"/>| Type <text:s text:c="7"/>| Null | Key | Default | Extra |</text:p>
      <text:p text:style-name="P1">+-------------+-------------+------+-----+---------+-------+</text:p>
      <text:p text:style-name="P1">| EmailId <text:s text:c="4"/>| varchar(20) | YES <text:s/>| <text:s text:c="4"/>| NULL <text:s text:c="3"/>| <text:s text:c="6"/>|</text:p>
      <text:p text:style-name="P1">| Password <text:s text:c="3"/>| varchar(20) | YES <text:s/>| <text:s text:c="4"/>| NULL <text:s text:c="3"/>| <text:s text:c="6"/>|</text:p>
      <text:p text:style-name="P1">| DateofLogin | date <text:s text:c="7"/>| YES <text:s/>| <text:s text:c="4"/>| NULL <text:s text:c="3"/>| <text:s text:c="6"/>|</text:p>
      <text:p text:style-name="P1">| Usertype <text:s text:c="3"/>| varchar(20) | YES <text:s/>| <text:s text:c="4"/>| NULL <text:s text:c="3"/>| <text:s text:c="6"/>|</text:p>
      <text:p text:style-name="P1">+-------------+-------------+------+-----+---------+-------+</text:p>
      <text:p text:style-name="P1">4 rows in set (0.00 sec)</text:p>
      <text:p text:style-name="P1"/>
      <text:p text:style-name="P1">mysql&gt; ALTER TABLE Employer add foreign key(EmailID) references Users(EmailId);</text:p>
      <text:p text:style-name="P1">ERROR 1215 (HY000): Cannot add foreign key constraint</text:p>
      <text:p text:style-name="P1">mysql&gt; ALTER TABLE Users add primary key(EmailId);</text:p>
      <text:p text:style-name="P1">Query OK, 0 rows affected (0.52 sec)</text:p>
      <text:p text:style-name="P1"><text:soft-page-break/>Records: 0 <text:s/>Duplicates: 0 <text:s/>Warnings: 0</text:p>
      <text:p text:style-name="P1"/>
      <text:p text:style-name="P1">mysql&gt; ALTER TABLE Employer add foreign key(EmailID) references Users(EmailId);</text:p>
      <text:p text:style-name="P1">Query OK, 0 rows affected (1.10 sec)</text:p>
      <text:p text:style-name="P1">Records: 0 <text:s/>Duplicates: 0 <text:s/>Warnings: 0</text:p>
      <text:p text:style-name="P1"/>
      <text:p text:style-name="P1">mysql&gt; desc Users</text:p>
      <text:p text:style-name="P1"><text:s text:c="4"/>-&gt; ;</text:p>
      <text:p text:style-name="P1">+-------------+-------------+------+-----+---------+-------+</text:p>
      <text:p text:style-name="P1">| Field <text:s text:c="6"/>| Type <text:s text:c="7"/>| Null | Key | Default | Extra |</text:p>
      <text:p text:style-name="P1">+-------------+-------------+------+-----+---------+-------+</text:p>
      <text:p text:style-name="P1">| EmailId <text:s text:c="4"/>| varchar(20) | NO <text:s text:c="2"/>| PRI | NULL <text:s text:c="3"/>| <text:s text:c="6"/>|</text:p>
      <text:p text:style-name="P1">| Password <text:s text:c="3"/>| varchar(20) | YES <text:s/>| <text:s text:c="4"/>| NULL <text:s text:c="3"/>| <text:s text:c="6"/>|</text:p>
      <text:p text:style-name="P1">| DateofLogin | date <text:s text:c="7"/>| YES <text:s/>| <text:s text:c="4"/>| NULL <text:s text:c="3"/>| <text:s text:c="6"/>|</text:p>
      <text:p text:style-name="P1">| Usertype <text:s text:c="3"/>| varchar(20) | YES <text:s/>| <text:s text:c="4"/>| NULL <text:s text:c="3"/>| <text:s text:c="6"/>|</text:p>
      <text:p text:style-name="P1">+-------------+-------------+------+-----+---------+-------+</text:p>
      <text:p text:style-name="P1">4 rows in set (0.00 sec)</text:p>
      <text:p text:style-name="P1"/>
      <text:p text:style-name="P1">mysql&gt; desc Employer;</text:p>
      <text:p text:style-name="P1">+----------------+-------------+------+-----+---------+-------+</text:p>
      <text:p text:style-name="P1">| Field <text:s text:c="9"/>| Type <text:s text:c="7"/>| Null | Key | Default | Extra |</text:p>
      <text:p text:style-name="P1">+----------------+-------------+------+-----+---------+-------+</text:p>
      <text:p text:style-name="P1">| CompanyID <text:s text:c="5"/>| varchar(5) <text:s/>| NO <text:s text:c="2"/>| PRI | NULL <text:s text:c="3"/>| <text:s text:c="6"/>|</text:p>
      <text:p text:style-name="P1">| CompanyName <text:s text:c="3"/>| varchar(30) | YES <text:s/>| <text:s text:c="4"/>| NULL <text:s text:c="3"/>| <text:s text:c="6"/>|</text:p>
      <text:p text:style-name="P1">| EmailID <text:s text:c="7"/>| varchar(20) | YES <text:s/>| MUL | NULL <text:s text:c="3"/>| <text:s text:c="6"/>|</text:p>
      <text:p text:style-name="P1">| Mobile <text:s text:c="8"/>| int(10) <text:s text:c="4"/>| YES <text:s/>| <text:s text:c="4"/>| NULL <text:s text:c="3"/>| <text:s text:c="6"/>|</text:p>
      <text:p text:style-name="P1">| City <text:s text:c="10"/>| varchar(20) | YES <text:s/>| <text:s text:c="4"/>| NULL <text:s text:c="3"/>| <text:s text:c="6"/>|</text:p>
      <text:p text:style-name="P1">| IndustryType <text:s text:c="2"/>| varchar(20) | YES <text:s/>| <text:s text:c="4"/>| NULL <text:s text:c="3"/>| <text:s text:c="6"/>|</text:p>
      <text:p text:style-name="P1">| FunctionalArea | varchar(20) | YES <text:s/>| <text:s text:c="4"/>| NULL <text:s text:c="3"/>| <text:s text:c="6"/>|</text:p>
      <text:p text:style-name="P1">| MembershipPlan | varchar(20) | YES <text:s/>| <text:s text:c="4"/>| NULL <text:s text:c="3"/>| <text:s text:c="6"/>|</text:p>
      <text:p text:style-name="P1">| DateofSignup <text:s text:c="2"/>| date <text:s text:c="7"/>| YES <text:s/>| <text:s text:c="4"/>| NULL <text:s text:c="3"/>| <text:s text:c="6"/>|</text:p>
      <text:p text:style-name="P1">| DateofRenewal <text:s/>| date <text:s text:c="7"/>| YES <text:s/>| <text:s text:c="4"/>| NULL <text:s text:c="3"/>| <text:s text:c="6"/>|</text:p>
      <text:p text:style-name="P1">| RenewalStatus <text:s/>| varchar(20) | YES <text:s/>| <text:s text:c="4"/>| NULL <text:s text:c="3"/>| <text:s text:c="6"/>|</text:p>
      <text:p text:style-name="P1">+----------------+-------------+------+-----+---------+-------+</text:p>
      <text:p text:style-name="P1">11 rows in set (0.00 sec)</text:p>
      <text:p text:style-name="P1"/>
      <text:p text:style-name="P1">mysql&gt; desc Jobseekers Personal Details</text:p>
      <text:p text:style-name="P1"><text:s text:c="4"/>-&gt; ;</text:p>
      <text:p text:style-name="P1">ERROR 1064 (42000): You have an error in your SQL syntax; check the manual that corresponds to your MySQL server version for the right syntax to use near 'Details' at line 1</text:p>
      <text:p text:style-name="P1">mysql&gt; CREAT TABLE Jobseekers Personal Details</text:p>
      <text:p text:style-name="P1"><text:s text:c="4"/>-&gt; CREATE TABLE Jobseekers Personal Details;</text:p>
      <text:p text:style-name="P1">ERROR 1064 (42000): You have an error in your SQL syntax; check the manual that corresponds to your MySQL server version for the right syntax to use near 'CREAT TABLE Jobseekers Personal Details</text:p>
      <text:p text:style-name="P1">CREATE TABLE Jobseekers Personal Details' at line 1</text:p>
      <text:p text:style-name="P1">mysql&gt; CREATE TABLE Jobseekers_Personal_Details;</text:p>
      <text:p text:style-name="P1">ERROR 1113 (42000): A table must have at least 1 column</text:p>
      <text:p text:style-name="P1">mysql&gt; CREATE TABLE Jobseekers_Personal_Details(</text:p>
      <text:p text:style-name="P1"><text:soft-page-break/><text:s text:c="4"/>-&gt; FirstName,varchar(20)</text:p>
      <text:p text:style-name="P1"><text:s text:c="4"/>-&gt; Lastname,varchar(20)</text:p>
      <text:p text:style-name="P1"><text:s text:c="4"/>-&gt; DateofBirth date</text:p>
      <text:p text:style-name="P1"><text:s text:c="4"/>-&gt; EmailId var</text:p>
      <text:p text:style-name="P1"><text:s text:c="4"/>-&gt; </text:p>
      <text:p text:style-name="P1"><text:s text:c="4"/>-&gt; ;</text:p>
      <text:p text:style-name="P1">ERROR 1064 (42000): You have an error in your SQL syntax; check the manual that corresponds to your MySQL server version for the right syntax to use near 'varchar(20)</text:p>
      <text:p text:style-name="P1">Lastname,varchar(20)</text:p>
      <text:p text:style-name="P1">DateofBirth date</text:p>
      <text:p text:style-name="P1">EmailId var' at line 2</text:p>
      <text:p text:style-name="P1">mysql&gt; CREATE TABLE Jobseekers_Personal_Details(</text:p>
      <text:p text:style-name="P1"><text:s text:c="4"/>-&gt; Firstname,varchar(20) <text:s text:c="51"/>-&gt; Lastname</text:p>
      <text:p text:style-name="P1"><text:s text:c="4"/>-&gt; ;</text:p>
      <text:p text:style-name="P1">ERROR 1064 (42000): You have an error in your SQL syntax; check the manual that corresponds to your MySQL server version for the right syntax to use near 'varchar(20)</text:p>
      <text:p text:style-name="P1">Lastname' at line 2</text:p>
      <text:p text:style-name="P1">mysql&gt; CREATE TABLE Jobseekers_Personal_Details( <text:s text:c="31"/>-&gt; Firstname varchar(20),</text:p>
      <text:p text:style-name="P1"><text:s text:c="4"/>-&gt; Lastname varchar(20),</text:p>
      <text:p text:style-name="P1"><text:s text:c="4"/>-&gt; DateofBirth date,</text:p>
      <text:p text:style-name="P1"><text:s text:c="4"/>-&gt; EmailId varchar(20),</text:p>
      <text:p text:style-name="P1"><text:s text:c="4"/>-&gt; Mobile int(10),</text:p>
      <text:p text:style-name="P1"><text:s text:c="4"/>-&gt; City varchar(20),</text:p>
      <text:p text:style-name="P1"><text:s text:c="4"/>-&gt; State varchar(20),</text:p>
      <text:p text:style-name="P1"><text:s text:c="4"/>-&gt; Country varchar(20),</text:p>
      <text:p text:style-name="P1"><text:s text:c="4"/>-&gt; Passportno varchar(20),);</text:p>
      <text:p text:style-name="P1">ERROR 1064 (42000): You have an error in your SQL syntax; check the manual that corresponds to your MySQL server version for the right syntax to use near ')' at line 10</text:p>
      <text:p text:style-name="P1">mysql&gt; CREATE TABLE Jobseekers_Personal_Details( Firstname varchar(20), Lastname varchar(20), DateofBirth date, EmailId varchar(20), Mobile int(10), City varchar(20), State varchar(20), Country varchar(20), Passportno varchar(20));</text:p>
      <text:p text:style-name="P1">Query OK, 0 rows affected (0.26 sec)</text:p>
      <text:p text:style-name="P1"/>
      <text:p text:style-name="P1">mysql&gt; desc Jobseekers_Personal_Details</text:p>
      <text:p text:style-name="P1"><text:s text:c="4"/>-&gt; ;</text:p>
      <text:p text:style-name="P1">+-------------+-------------+------+-----+---------+-------+</text:p>
      <text:p text:style-name="P1">| Field <text:s text:c="6"/>| Type <text:s text:c="7"/>| Null | Key | Default | Extra |</text:p>
      <text:p text:style-name="P1">+-------------+-------------+------+-----+---------+-------+</text:p>
      <text:p text:style-name="P1">| Firstname <text:s text:c="2"/>| varchar(20) | YES <text:s/>| <text:s text:c="4"/>| NULL <text:s text:c="3"/>| <text:s text:c="6"/>|</text:p>
      <text:p text:style-name="P1">| Lastname <text:s text:c="3"/>| varchar(20) | YES <text:s/>| <text:s text:c="4"/>| NULL <text:s text:c="3"/>| <text:s text:c="6"/>|</text:p>
      <text:p text:style-name="P1">| DateofBirth | date <text:s text:c="7"/>| YES <text:s/>| <text:s text:c="4"/>| NULL <text:s text:c="3"/>| <text:s text:c="6"/>|</text:p>
      <text:p text:style-name="P1">| EmailId <text:s text:c="4"/>| varchar(20) | YES <text:s/>| <text:s text:c="4"/>| NULL <text:s text:c="3"/>| <text:s text:c="6"/>|</text:p>
      <text:p text:style-name="P1">| Mobile <text:s text:c="5"/>| int(10) <text:s text:c="4"/>| YES <text:s/>| <text:s text:c="4"/>| NULL <text:s text:c="3"/>| <text:s text:c="6"/>|</text:p>
      <text:p text:style-name="P1">| City <text:s text:c="7"/>| varchar(20) | YES <text:s/>| <text:s text:c="4"/>| NULL <text:s text:c="3"/>| <text:s text:c="6"/>|</text:p>
      <text:p text:style-name="P1">| State <text:s text:c="6"/>| varchar(20) | YES <text:s/>| <text:s text:c="4"/>| NULL <text:s text:c="3"/>| <text:s text:c="6"/>|</text:p>
      <text:p text:style-name="P1">| Country <text:s text:c="4"/>| varchar(20) | YES <text:s/>| <text:s text:c="4"/>| NULL <text:s text:c="3"/>| <text:s text:c="6"/>|</text:p>
      <text:p text:style-name="P1">| Passportno <text:s/>| varchar(20) | YES <text:s/>| <text:s text:c="4"/>| NULL <text:s text:c="3"/>| <text:s text:c="6"/>|</text:p>
      <text:p text:style-name="P1">+-------------+-------------+------+-----+---------+-------+</text:p>
      <text:p text:style-name="P1">9 rows in set (0.00 sec)</text:p>
      <text:p text:style-name="P1"><text:soft-page-break/></text:p>
      <text:p text:style-name="P1">mysql&gt; after table Users add check(length(Password)=10);</text:p>
      <text:p text:style-name="P1">ERROR 1064 (42000): You have an error in your SQL syntax; check the manual that corresponds to your MySQL server version for the right syntax to use near 'after table Users add check(length(Password)=10)' at line 1</text:p>
      <text:p text:style-name="P1">mysql&gt; desc Users</text:p>
      <text:p text:style-name="P1"><text:s text:c="4"/>-&gt; ;</text:p>
      <text:p text:style-name="P1">+-------------+-------------+------+-----+---------+-------+</text:p>
      <text:p text:style-name="P1">| Field <text:s text:c="6"/>| Type <text:s text:c="7"/>| Null | Key | Default | Extra |</text:p>
      <text:p text:style-name="P1">+-------------+-------------+------+-----+---------+-------+</text:p>
      <text:p text:style-name="P1">| EmailId <text:s text:c="4"/>| varchar(20) | NO <text:s text:c="2"/>| PRI | NULL <text:s text:c="3"/>| <text:s text:c="6"/>|</text:p>
      <text:p text:style-name="P1">| Password <text:s text:c="3"/>| varchar(20) | YES <text:s/>| <text:s text:c="4"/>| NULL <text:s text:c="3"/>| <text:s text:c="6"/>|</text:p>
      <text:p text:style-name="P1">| DateofLogin | date <text:s text:c="7"/>| YES <text:s/>| <text:s text:c="4"/>| NULL <text:s text:c="3"/>| <text:s text:c="6"/>|</text:p>
      <text:p text:style-name="P1">| Usertype <text:s text:c="3"/>| varchar(20) | YES <text:s/>| <text:s text:c="4"/>| NULL <text:s text:c="3"/>| <text:s text:c="6"/>|</text:p>
      <text:p text:style-name="P1">+-------------+-------------+------+-----+---------+-------+</text:p>
      <text:p text:style-name="P1">4 rows in set (0.00 sec)</text:p>
      <text:p text:style-name="P1"/>
      <text:p text:style-name="P1">mysql&gt; after table Users add check(length(Password)&gt;5 and length(Password)&lt;12)</text:p>
      <text:p text:style-name="P1"><text:s text:c="4"/>-&gt; ;</text:p>
      <text:p text:style-name="P1">ERROR 1064 (42000): You have an error in your SQL syntax; check the manual that corresponds to your MySQL server version for the right syntax to use near 'after table Users add check(length(Password)&gt;5 and length(Password)&lt;12)' at line 1</text:p>
      <text:p text:style-name="P1">mysql&gt; alter table Users add check(length(Password)&gt;5 and length(Password)&lt;12);</text:p>
      <text:p text:style-name="P1">Query OK, 0 rows affected (0.03 sec)</text:p>
      <text:p text:style-name="P1">Records: 0 <text:s/>Duplicates: 0 <text:s/>Warnings: 0</text:p>
      <text:p text:style-name="P1"/>
      <text:p text:style-name="P1">mysql&gt; alter table Employer add check(length(Mobile)=10);</text:p>
      <text:p text:style-name="P1">Query OK, 0 rows affected (0.05 sec)</text:p>
      <text:p text:style-name="P1">Records: 0 <text:s/>Duplicates: 0 <text:s/>Warnings: 0</text:p>
      <text:p text:style-name="P1"/>
      <text:p text:style-name="P1">mysql&gt; alter table Employer add unique(Mobile);</text:p>
      <text:p text:style-name="P1">Query OK, 0 rows affected (0.28 sec)</text:p>
      <text:p text:style-name="P1">Records: 0 <text:s/>Duplicates: 0 <text:s/>Warnings: 0</text:p>
      <text:p text:style-name="P1"/>
      <text:p text:style-name="P1">mysql&gt; desc Employer;</text:p>
      <text:p text:style-name="P1">+----------------+-------------+------+-----+---------+-------+</text:p>
      <text:p text:style-name="P1">| Field <text:s text:c="9"/>| Type <text:s text:c="7"/>| Null | Key | Default | Extra |</text:p>
      <text:p text:style-name="P1">+----------------+-------------+------+-----+---------+-------+</text:p>
      <text:p text:style-name="P1">| CompanyID <text:s text:c="5"/>| varchar(5) <text:s/>| NO <text:s text:c="2"/>| PRI | NULL <text:s text:c="3"/>| <text:s text:c="6"/>|</text:p>
      <text:p text:style-name="P1">| CompanyName <text:s text:c="3"/>| varchar(30) | YES <text:s/>| <text:s text:c="4"/>| NULL <text:s text:c="3"/>| <text:s text:c="6"/>|</text:p>
      <text:p text:style-name="P1">| EmailID <text:s text:c="7"/>| varchar(20) | YES <text:s/>| MUL | NULL <text:s text:c="3"/>| <text:s text:c="6"/>|</text:p>
      <text:p text:style-name="P1">| Mobile <text:s text:c="8"/>| int(10) <text:s text:c="4"/>| YES <text:s/>| UNI | NULL <text:s text:c="3"/>| <text:s text:c="6"/>|</text:p>
      <text:p text:style-name="P1">| City <text:s text:c="10"/>| varchar(20) | YES <text:s/>| <text:s text:c="4"/>| NULL <text:s text:c="3"/>| <text:s text:c="6"/>|</text:p>
      <text:p text:style-name="P1">| IndustryType <text:s text:c="2"/>| varchar(20) | YES <text:s/>| <text:s text:c="4"/>| NULL <text:s text:c="3"/>| <text:s text:c="6"/>|</text:p>
      <text:p text:style-name="P1">| FunctionalArea | varchar(20) | YES <text:s/>| <text:s text:c="4"/>| NULL <text:s text:c="3"/>| <text:s text:c="6"/>|</text:p>
      <text:p text:style-name="P1">| MembershipPlan | varchar(20) | YES <text:s/>| <text:s text:c="4"/>| NULL <text:s text:c="3"/>| <text:s text:c="6"/>|</text:p>
      <text:p text:style-name="P1">| DateofSignup <text:s text:c="2"/>| date <text:s text:c="7"/>| YES <text:s/>| <text:s text:c="4"/>| NULL <text:s text:c="3"/>| <text:s text:c="6"/>|</text:p>
      <text:p text:style-name="P1">| DateofRenewal <text:s/>| date <text:s text:c="7"/>| YES <text:s/>| <text:s text:c="4"/>| NULL <text:s text:c="3"/>| <text:s text:c="6"/>|</text:p>
      <text:p text:style-name="P1">| RenewalStatus <text:s/>| varchar(20) | YES <text:s/>| <text:s text:c="4"/>| NULL <text:s text:c="3"/>| <text:s text:c="6"/>|</text:p>
      <text:p text:style-name="P1"><text:soft-page-break/>+----------------+-------------+------+-----+---------+-------+</text:p>
      <text:p text:style-name="P1">11 rows in set (0.00 sec)</text:p>
      <text:p text:style-name="P1"/>
      <text:p text:style-name="P1">mysql&gt; desc Jobseekers_Personal_Details</text:p>
      <text:p text:style-name="P1"><text:s text:c="4"/>-&gt; ;</text:p>
      <text:p text:style-name="P1">+-------------+-------------+------+-----+---------+-------+</text:p>
      <text:p text:style-name="P1">| Field <text:s text:c="6"/>| Type <text:s text:c="7"/>| Null | Key | Default | Extra |</text:p>
      <text:p text:style-name="P1">+-------------+-------------+------+-----+---------+-------+</text:p>
      <text:p text:style-name="P1">| Firstname <text:s text:c="2"/>| varchar(20) | YES <text:s/>| <text:s text:c="4"/>| NULL <text:s text:c="3"/>| <text:s text:c="6"/>|</text:p>
      <text:p text:style-name="P1">| Lastname <text:s text:c="3"/>| varchar(20) | YES <text:s/>| <text:s text:c="4"/>| NULL <text:s text:c="3"/>| <text:s text:c="6"/>|</text:p>
      <text:p text:style-name="P1">| DateofBirth | date <text:s text:c="7"/>| YES <text:s/>| <text:s text:c="4"/>| NULL <text:s text:c="3"/>| <text:s text:c="6"/>|</text:p>
      <text:p text:style-name="P1">| EmailId <text:s text:c="4"/>| varchar(20) | YES <text:s/>| <text:s text:c="4"/>| NULL <text:s text:c="3"/>| <text:s text:c="6"/>|</text:p>
      <text:p text:style-name="P1">| Mobile <text:s text:c="5"/>| int(10) <text:s text:c="4"/>| YES <text:s/>| <text:s text:c="4"/>| NULL <text:s text:c="3"/>| <text:s text:c="6"/>|</text:p>
      <text:p text:style-name="P1">| City <text:s text:c="7"/>| varchar(20) | YES <text:s/>| <text:s text:c="4"/>| NULL <text:s text:c="3"/>| <text:s text:c="6"/>|</text:p>
      <text:p text:style-name="P1">| State <text:s text:c="6"/>| varchar(20) | YES <text:s/>| <text:s text:c="4"/>| NULL <text:s text:c="3"/>| <text:s text:c="6"/>|</text:p>
      <text:p text:style-name="P1">| Country <text:s text:c="4"/>| varchar(20) | YES <text:s/>| <text:s text:c="4"/>| NULL <text:s text:c="3"/>| <text:s text:c="6"/>|</text:p>
      <text:p text:style-name="P1">| Passportno <text:s/>| varchar(20) | YES <text:s/>| <text:s text:c="4"/>| NULL <text:s text:c="3"/>| <text:s text:c="6"/>|</text:p>
      <text:p text:style-name="P1">+-------------+-------------+------+-----+---------+-------+</text:p>
      <text:p text:style-name="P1">9 rows in set (0.00 sec)</text:p>
      <text:p text:style-name="P1"/>
      <text:p text:style-name="P1">mysql&gt; alter table Jobseekers_Personal_Details add unique(Passportno);</text:p>
      <text:p text:style-name="P1">Query OK, 0 rows affected (0.24 sec)</text:p>
      <text:p text:style-name="P1">Records: 0 <text:s/>Duplicates: 0 <text:s/>Warnings: 0</text:p>
      <text:p text:style-name="P1"/>
      <text:p text:style-name="P1">mysql&gt; insert into Employer(CompanyID,CompanyName,EmailID,Mobile,City,IndustryType,FunctionalArea,MembershipPlan,DateofSignup,DateofRenewal,RenewalStatus) values('C1000','Infosys','jobs@infosys@gmail.com',878878377,'Chennai','IT','Marketing','Yearly',1-Jul-16,'Active');</text:p>
      <text:p text:style-name="P1">ERROR 1136 (21S01): Column count doesn't match value count at row 1</text:p>
      <text:p text:style-name="P1">mysql&gt; insert into Employer(CompanyID,CompanyName,EmailID,Mobile,City,IndustryType,FunctionalArea,MembershipPlan,DateofSignup,DateofRenewal,RenewalStatus) values('C1000','Infosys','jobs@infosys.com',878878377,'Chennai','IT','Marketing','Yearly',1-Jul-16,30-Jun-16,'Active');</text:p>
      <text:p text:style-name="P1">ERROR 1054 (42S22): Unknown column 'Jul' in 'field list'</text:p>
      <text:p text:style-name="P1">mysql&gt; insert into Employer(CompanyID,CompanyName,EmailID,Mobile,City,IndustryType,FunctionalArea,MembershipPlan,DateofSignup,DateofRenewal,RenewalStatus) values('C1000','Infosys','jobs@infosys.com',878878377,'Chennai','IT','Marketing','Yearly','2016-07-01','2016-06-30','Active');</text:p>
      <text:p text:style-name="P1">ERROR 1452 (23000): Cannot add or update a child row: a foreign key constraint fails (`assignment1`.`Employer`, CONSTRAINT `Employer_ibfk_1` FOREIGN KEY (`EmailID`) REFERENCES `Users` (`EmailId`))</text:p>
      <text:p text:style-name="P1">mysql&gt; </text:p>
      <text:p text:style-name="P1">mysql&gt; </text:p>
      <text:p text:style-name="P1">mysql&gt; </text:p>
      <text:p text:style-name="P1">mysql&gt; </text:p>
      <text:p text:style-name="P1"><text:soft-page-break/>mysql&gt; insert into Employer(CompanyID,CompanyName,EmailID,Mobile,City,IndustryType,FunctionalArea,MembershipPlan,DateofSignup,DateofRenewal,RenewalStatus) values('C1000','Infosys','jobs@infosys.com',878878377,'Chennai','IT','Marketing','Yearly','2016-07-01','2016-06-30','Active');</text:p>
      <text:p text:style-name="P1">ERROR 1452 (23000): Cannot add or update a child row: a foreign key constraint fails (`assignment1`.`Employer`, CONSTRAINT `Employer_ibfk_1` FOREIGN KEY (`EmailID`) REFERENCES `Users` (`EmailId`))</text:p>
      <text:p text:style-name="P1">mysql&gt; desc Users</text:p>
      <text:p text:style-name="P1"><text:s text:c="4"/>-&gt; ;</text:p>
      <text:p text:style-name="P1">+-------------+-------------+------+-----+---------+-------+</text:p>
      <text:p text:style-name="P1">| Field <text:s text:c="6"/>| Type <text:s text:c="7"/>| Null | Key | Default | Extra |</text:p>
      <text:p text:style-name="P1">+-------------+-------------+------+-----+---------+-------+</text:p>
      <text:p text:style-name="P1">| EmailId <text:s text:c="4"/>| varchar(20) | NO <text:s text:c="2"/>| PRI | NULL <text:s text:c="3"/>| <text:s text:c="6"/>|</text:p>
      <text:p text:style-name="P1">| Password <text:s text:c="3"/>| varchar(20) | YES <text:s/>| <text:s text:c="4"/>| NULL <text:s text:c="3"/>| <text:s text:c="6"/>|</text:p>
      <text:p text:style-name="P1">| DateofLogin | date <text:s text:c="7"/>| YES <text:s/>| <text:s text:c="4"/>| NULL <text:s text:c="3"/>| <text:s text:c="6"/>|</text:p>
      <text:p text:style-name="P1">| Usertype <text:s text:c="3"/>| varchar(20) | YES <text:s/>| <text:s text:c="4"/>| NULL <text:s text:c="3"/>| <text:s text:c="6"/>|</text:p>
      <text:p text:style-name="P1">+-------------+-------------+------+-----+---------+-------+</text:p>
      <text:p text:style-name="P1">4 rows in set (0.00 sec)</text:p>
      <text:p text:style-name="P1"/>
      <text:p text:style-name="P1">mysql&gt; ALTER TABLE Users DROP DateofLogin;</text:p>
      <text:p text:style-name="P1">Query OK, 0 rows affected (0.51 sec)</text:p>
      <text:p text:style-name="P1">Records: 0 <text:s/>Duplicates: 0 <text:s/>Warnings: 0</text:p>
      <text:p text:style-name="P1"/>
      <text:p text:style-name="P1">mysql&gt; desc Users</text:p>
      <text:p text:style-name="P1"><text:s text:c="4"/>-&gt; ;</text:p>
      <text:p text:style-name="P1">+----------+-------------+------+-----+---------+-------+</text:p>
      <text:p text:style-name="P1">| Field <text:s text:c="3"/>| Type <text:s text:c="7"/>| Null | Key | Default | Extra |</text:p>
      <text:p text:style-name="P1">+----------+-------------+------+-----+---------+-------+</text:p>
      <text:p text:style-name="P1">| EmailId <text:s/>| varchar(20) | NO <text:s text:c="2"/>| PRI | NULL <text:s text:c="3"/>| <text:s text:c="6"/>|</text:p>
      <text:p text:style-name="P1">| Password | varchar(20) | YES <text:s/>| <text:s text:c="4"/>| NULL <text:s text:c="3"/>| <text:s text:c="6"/>|</text:p>
      <text:p text:style-name="P1">| Usertype | varchar(20) | YES <text:s/>| <text:s text:c="4"/>| NULL <text:s text:c="3"/>| <text:s text:c="6"/>|</text:p>
      <text:p text:style-name="P1">+----------+-------------+------+-----+---------+-------+</text:p>
      <text:p text:style-name="P1">3 rows in set (0.00 sec)</text:p>
      <text:p text:style-name="P1"/>
      <text:p text:style-name="P1">mysql&gt; INSERT INTO Users ('EmailId','Password','Usertype') VALUES ('jobs@infosys.com','Infy1234','Employer');</text:p>
      <text:p text:style-name="P1">ERROR 1064 (42000): You have an error in your SQL syntax; check the manual that corresponds to your MySQL server version for the right syntax to use near ''EmailId','Password','Usertype') VALUES ('jobs@infosys.com','Infy1234','Employer' at line 1</text:p>
      <text:p text:style-name="P1">mysql&gt; </text:p>
      <text:p text:style-name="P1">mysql&gt; </text:p>
      <text:p text:style-name="P1">mysql&gt; insert into 'Employer'(CompanyID,CompanyName,EmailID,Mobile,City,IndustryType,FunctionalArea,MembershipPlan,DateofSignup,DateofRenewal,RenewalStatus) values('C1000 <text:s text:c="80"/>6-07-01','2016-06-30','Active');</text:p>
      <text:p text:style-name="P1">ERROR 1064 (42000): You have an error in your SQL syntax; check the manual that corresponds to your MySQL server version for the right syntax to use near ''Employer'(CompanyID,CompanyName,EmailID,Mobile,City,IndustryType,FunctionalArea' at line 1</text:p>
      <text:p text:style-name="P1"><text:soft-page-break/>mysql&gt; insert into 'Employer'(CompanyID,CompanyName,EmailID,Mobile,City,IndustryType,FunctionalArea,MembershipPlan,DateofSignup,DateofRenewal,RenewalStatus) values('C1000','Infosys','jobs[at]infosys.com',878878377,'Chennai','IT','Marketing','Yearly','2016-07-01','2016-06-30','Active');</text:p>
      <text:p text:style-name="P1">ERROR 1064 (42000): You have an error in your SQL syntax; check the manual that corresponds to your MySQL server version for the right syntax to use near ''Employer'(CompanyID,CompanyName,EmailID,Mobile,City,IndustryType,FunctionalArea' at line 1</text:p>
      <text:p text:style-name="P1">mysql&gt; </text:p>
      <text:p text:style-name="P1">mysql&gt; </text:p>
      <text:p text:style-name="P1">mysql&gt; </text:p>
      <text:p text:style-name="P1">mysql&gt; </text:p>
      <text:p text:style-name="P1">mysql&gt; insert into Employer (CompanyID,CompanyName,EmailID,Mobile,City,IndustryType,FunctionalArea,MembershipPlan,DateofSignup,DateofRenewal,RenewalStatus) values ('C1000','Infosys','jobs[at]infosys.com',878878377,'Chennai','IT','Marketing','Yearly','2016-07-01','2016-06-30','Active');</text:p>
      <text:p text:style-name="P1">ERROR 1452 (23000): Cannot add or update a child row: a foreign key constraint fails (`assignment1`.`Employer`, CONSTRAINT `Employer_ibfk_1` FOREIGN KEY (`EmailID`) REFERENCES `Users` (`EmailId`))</text:p>
      <text:p text:style-name="P1">mysql&gt; desc Employer</text:p>
      <text:p text:style-name="P1"><text:s text:c="4"/>-&gt; ;</text:p>
      <text:p text:style-name="P1">+----------------+-------------+------+-----+---------+-------+</text:p>
      <text:p text:style-name="P1">| Field <text:s text:c="9"/>| Type <text:s text:c="7"/>| Null | Key | Default | Extra |</text:p>
      <text:p text:style-name="P1">+----------------+-------------+------+-----+---------+-------+</text:p>
      <text:p text:style-name="P1">| CompanyID <text:s text:c="5"/>| varchar(5) <text:s/>| NO <text:s text:c="2"/>| PRI | NULL <text:s text:c="3"/>| <text:s text:c="6"/>|</text:p>
      <text:p text:style-name="P1">| CompanyName <text:s text:c="3"/>| varchar(30) | YES <text:s/>| <text:s text:c="4"/>| NULL <text:s text:c="3"/>| <text:s text:c="6"/>|</text:p>
      <text:p text:style-name="P1">| EmailID <text:s text:c="7"/>| varchar(20) | YES <text:s/>| MUL | NULL <text:s text:c="3"/>| <text:s text:c="6"/>|</text:p>
      <text:p text:style-name="P1">| Mobile <text:s text:c="8"/>| int(10) <text:s text:c="4"/>| YES <text:s/>| UNI | NULL <text:s text:c="3"/>| <text:s text:c="6"/>|</text:p>
      <text:p text:style-name="P1">| City <text:s text:c="10"/>| varchar(20) | YES <text:s/>| <text:s text:c="4"/>| NULL <text:s text:c="3"/>| <text:s text:c="6"/>|</text:p>
      <text:p text:style-name="P1">| IndustryType <text:s text:c="2"/>| varchar(20) | YES <text:s/>| <text:s text:c="4"/>| NULL <text:s text:c="3"/>| <text:s text:c="6"/>|</text:p>
      <text:p text:style-name="P1">| FunctionalArea | varchar(20) | YES <text:s/>| <text:s text:c="4"/>| NULL <text:s text:c="3"/>| <text:s text:c="6"/>|</text:p>
      <text:p text:style-name="P1">| MembershipPlan | varchar(20) | YES <text:s/>| <text:s text:c="4"/>| NULL <text:s text:c="3"/>| <text:s text:c="6"/>|</text:p>
      <text:p text:style-name="P1">| DateofSignup <text:s text:c="2"/>| date <text:s text:c="7"/>| YES <text:s/>| <text:s text:c="4"/>| NULL <text:s text:c="3"/>| <text:s text:c="6"/>|</text:p>
      <text:p text:style-name="P1">| DateofRenewal <text:s/>| date <text:s text:c="7"/>| YES <text:s/>| <text:s text:c="4"/>| NULL <text:s text:c="3"/>| <text:s text:c="6"/>|</text:p>
      <text:p text:style-name="P1">| RenewalStatus <text:s/>| varchar(20) | YES <text:s/>| <text:s text:c="4"/>| NULL <text:s text:c="3"/>| <text:s text:c="6"/>|</text:p>
      <text:p text:style-name="P1">+----------------+-------------+------+-----+---------+-------+</text:p>
      <text:p text:style-name="P1">11 rows in set (0.00 sec)</text:p>
      <text:p text:style-name="P1"/>
      <text:p text:style-name="P1">mysql&gt; insert into Employer (CompanyID,CompanyName,EmailID,Mobile,City,IndustryType,FunctionalArea,MembershipPlan,DateofSignup,DateofRenewal,RenewalStatus) values ('C1000','Infosys','jobs@infosys.com',878878377,'Chennai','IT','Marketing','Yearly','2016-07-01','2016-06-30','Active'); ERROR 1452 (23000): Cannot add or update a child row: a foreign key constraint fails (`assignment1`.`Employer`, CONSTRAINT `Employer_ibfk_1` FOREIGN KEY (`EmailID`) REFERENCES `Users` (`EmailId`))</text:p>
      <text:p text:style-name="P1">mysql&gt; desc Users</text:p>
      <text:p text:style-name="P1"><text:s text:c="4"/>-&gt; ;</text:p>
      <text:p text:style-name="P1">+----------+-------------+------+-----+---------+-------+</text:p>
      <text:p text:style-name="P1"><text:soft-page-break/>| Field <text:s text:c="3"/>| Type <text:s text:c="7"/>| Null | Key | Default | Extra |</text:p>
      <text:p text:style-name="P1">+----------+-------------+------+-----+---------+-------+</text:p>
      <text:p text:style-name="P1">| EmailId <text:s/>| varchar(20) | NO <text:s text:c="2"/>| PRI | NULL <text:s text:c="3"/>| <text:s text:c="6"/>|</text:p>
      <text:p text:style-name="P1">| Password | varchar(20) | YES <text:s/>| <text:s text:c="4"/>| NULL <text:s text:c="3"/>| <text:s text:c="6"/>|</text:p>
      <text:p text:style-name="P1">| Usertype | varchar(20) | YES <text:s/>| <text:s text:c="4"/>| NULL <text:s text:c="3"/>| <text:s text:c="6"/>|</text:p>
      <text:p text:style-name="P1">+----------+-------------+------+-----+---------+-------+</text:p>
      <text:p text:style-name="P1">3 rows in set (0.00 sec)</text:p>
      <text:p text:style-name="P1"/>
      <text:p text:style-name="P1">mysql&gt; select* from Users</text:p>
      <text:p text:style-name="P1"><text:s text:c="4"/>-&gt; ;</text:p>
      <text:p text:style-name="P1">Empty set (0.00 sec)</text:p>
      <text:p text:style-name="P1"/>
      <text:p text:style-name="P1">mysql&gt; INSERT INTO Users ("mysql&gt; mysql&gt; ;</text:p>
      <text:p text:style-name="P1">ERROR: </text:p>
      <text:p text:style-name="P1">No query specified</text:p>
      <text:p text:style-name="P1"/>
      <text:p text:style-name="P1">mysql&gt; mysql&gt; INSERT INTO Users (EmailId,Password,Usertype) values ('jobs@infosys.com','infy1234','Employer');</text:p>
      <text:p text:style-name="P1">ERROR 1064 (42000): You have an error in your SQL syntax; check the manual that corresponds to your MySQL server version for the right syntax to use near '(EmailId,Password,Usertype) values ('jobs@infosys.com','infy1234','Employer')' at line 1</text:p>
      <text:p text:style-name="P1">mysql&gt; </text:p>
      <text:p text:style-name="P1">mysql&gt; </text:p>
      <text:p text:style-name="P1">mysql&gt; </text:p>
      <text:p text:style-name="P1">mysql&gt; select * from Users</text:p>
      <text:p text:style-name="P1"><text:s text:c="4"/>-&gt; ;</text:p>
      <text:p text:style-name="P1">Empty set (0.00 sec)</text:p>
      <text:p text:style-name="P1"/>
      <text:p text:style-name="P1">mysql&gt; insert into Users (EmailId,Password,Usertype) values('jobs@infosys.com','Infy1234','Employer');</text:p>
      <text:p text:style-name="P1">Query OK, 1 row affected (0.04 sec)</text:p>
      <text:p text:style-name="P1"/>
      <text:p text:style-name="P1">mysql&gt; select * from Users</text:p>
      <text:p text:style-name="P1"><text:s text:c="4"/>-&gt; ;</text:p>
      <text:p text:style-name="P1">+------------------+----------+----------+</text:p>
      <text:p text:style-name="P1">| EmailId <text:s text:c="9"/>| Password | Usertype |</text:p>
      <text:p text:style-name="P1">+------------------+----------+----------+</text:p>
      <text:p text:style-name="P1">| jobs@infosys.com | Infy1234 | Employer |</text:p>
      <text:p text:style-name="P1">+------------------+----------+----------+</text:p>
      <text:p text:style-name="P1">1 row in set (0.00 sec)</text:p>
      <text:p text:style-name="P1"/>
      <text:p text:style-name="P1">mysql&gt; insert into Users (EmailId,Password,Usertype) value('careers@accenture.com','Acc1','Employer');</text:p>
      <text:p text:style-name="P1">ERROR 1406 (22001): Data too long for column 'EmailId' at row 1</text:p>
      <text:p text:style-name="P1">mysql&gt; alter table Users modify EmailId varchar(30);</text:p>
      <text:p text:style-name="P1">Query OK, 0 rows affected (0.61 sec)</text:p>
      <text:p text:style-name="P1">Records: 0 <text:s/>Duplicates: 0 <text:s/>Warnings: 0</text:p>
      <text:p text:style-name="P1"/>
      <text:p text:style-name="P1"><text:soft-page-break/>mysql&gt; insert into Users (EmailId,Password,Usertype) value('careers@accenture.com','Acc1','Employer');</text:p>
      <text:p text:style-name="P1">Query OK, 1 row affected (0.04 sec)</text:p>
      <text:p text:style-name="P1"/>
      <text:p text:style-name="P1">mysql&gt; insert into Users (EmailId,Password,Usertypr) value('rahulitsme@gmail.com','rahulindia93','Jobseeker');</text:p>
      <text:p text:style-name="P1">ERROR 1054 (42S22): Unknown column 'Usertypr' in 'field list'</text:p>
      <text:p text:style-name="P1">mysql&gt; ;insert into users (EmailId,Password,Usertype) value('rahulitsme@gmail.com','rahulindia93','Jobseeker');</text:p>
      <text:p text:style-name="P1">ERROR: </text:p>
      <text:p text:style-name="P1">No query specified</text:p>
      <text:p text:style-name="P1"/>
      <text:p text:style-name="P1">ERROR 1146 (42S02): Table 'assignment1.users' doesn't exist</text:p>
      <text:p text:style-name="P1">mysql&gt; insert into Users (EmaillId,Password,Usertype) value('rahulitsme@gmail.com','rahulindia93','Jobseeker');</text:p>
      <text:p text:style-name="P1">ERROR 1054 (42S22): Unknown column 'EmaillId' in 'field list'</text:p>
      <text:p text:style-name="P1">mysql&gt; insert into Users ()</text:p>
      <text:p text:style-name="P1"><text:s text:c="4"/>-&gt; ;</text:p>
      <text:p text:style-name="P1">ERROR 1064 (42000): You have an error in your SQL syntax; check the manual that corresponds to your MySQL server version for the right syntax to use near '' at line 1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insert into Users (EmailId,Password,Usertype) value('rahulitsme@gmail.com','rahulindia93','Jobseeker');</text:p>
      <text:p text:style-name="P1">Query OK, 1 row affected (0.03 sec)</text:p>
      <text:p text:style-name="P1"/>
      <text:p text:style-name="P1">mysql&gt; insert into Users (EmailId,Password,Usertype) value('careers@amazon.com','amazonindia','Employer');</text:p>
      <text:p text:style-name="P1">Query OK, 1 row affected (0.05 sec)</text:p>
      <text:p text:style-name="P1"/>
      <text:p text:style-name="P1">mysql&gt; select * from Users</text:p>
      <text:p text:style-name="P1"><text:s text:c="4"/>-&gt; ;</text:p>
      <text:p text:style-name="P1">+-----------------------+--------------+-----------+</text:p>
      <text:p text:style-name="P1">| EmailId <text:s text:c="14"/>| Password <text:s text:c="4"/>| Usertype <text:s/>|</text:p>
      <text:p text:style-name="P1">+-----------------------+--------------+-----------+</text:p>
      <text:p text:style-name="P1">| careers@accenture.com | Acc1 <text:s text:c="8"/>| Employer <text:s/>|</text:p>
      <text:p text:style-name="P1">| careers@amazon.com <text:s text:c="3"/>| amazonindia <text:s/>| Employer <text:s/>|</text:p>
      <text:p text:style-name="P1">| jobs@infosys.com <text:s text:c="5"/>| Infy1234 <text:s text:c="4"/>| Employer <text:s/>|</text:p>
      <text:p text:style-name="P1">| rahulitsme@gmail.com <text:s/>| rahulindia93 | Jobseeker |</text:p>
      <text:p text:style-name="P1">+-----------------------+--------------+-----------+</text:p>
      <text:p text:style-name="P1"><text:soft-page-break/>4 rows in set (0.00 sec)</text:p>
      <text:p text:style-name="P1"/>
      <text:p text:style-name="P1">mysql&gt; desc Employer</text:p>
      <text:p text:style-name="P1"><text:s text:c="4"/>-&gt; ;</text:p>
      <text:p text:style-name="P1">+----------------+-------------+------+-----+---------+-------+</text:p>
      <text:p text:style-name="P1">| Field <text:s text:c="9"/>| Type <text:s text:c="7"/>| Null | Key | Default | Extra |</text:p>
      <text:p text:style-name="P1">+----------------+-------------+------+-----+---------+-------+</text:p>
      <text:p text:style-name="P1">| CompanyID <text:s text:c="5"/>| varchar(5) <text:s/>| NO <text:s text:c="2"/>| PRI | NULL <text:s text:c="3"/>| <text:s text:c="6"/>|</text:p>
      <text:p text:style-name="P1">| CompanyName <text:s text:c="3"/>| varchar(30) | YES <text:s/>| <text:s text:c="4"/>| NULL <text:s text:c="3"/>| <text:s text:c="6"/>|</text:p>
      <text:p text:style-name="P1">| EmailID <text:s text:c="7"/>| varchar(20) | YES <text:s/>| MUL | NULL <text:s text:c="3"/>| <text:s text:c="6"/>|</text:p>
      <text:p text:style-name="P1">| Mobile <text:s text:c="8"/>| int(10) <text:s text:c="4"/>| YES <text:s/>| UNI | NULL <text:s text:c="3"/>| <text:s text:c="6"/>|</text:p>
      <text:p text:style-name="P1">| City <text:s text:c="10"/>| varchar(20) | YES <text:s/>| <text:s text:c="4"/>| NULL <text:s text:c="3"/>| <text:s text:c="6"/>|</text:p>
      <text:p text:style-name="P1">| IndustryType <text:s text:c="2"/>| varchar(20) | YES <text:s/>| <text:s text:c="4"/>| NULL <text:s text:c="3"/>| <text:s text:c="6"/>|</text:p>
      <text:p text:style-name="P1">| FunctionalArea | varchar(20) | YES <text:s/>| <text:s text:c="4"/>| NULL <text:s text:c="3"/>| <text:s text:c="6"/>|</text:p>
      <text:p text:style-name="P1">| MembershipPlan | varchar(20) | YES <text:s/>| <text:s text:c="4"/>| NULL <text:s text:c="3"/>| <text:s text:c="6"/>|</text:p>
      <text:p text:style-name="P1">| DateofSignup <text:s text:c="2"/>| date <text:s text:c="7"/>| YES <text:s/>| <text:s text:c="4"/>| NULL <text:s text:c="3"/>| <text:s text:c="6"/>|</text:p>
      <text:p text:style-name="P1">| DateofRenewal <text:s/>| date <text:s text:c="7"/>| YES <text:s/>| <text:s text:c="4"/>| NULL <text:s text:c="3"/>| <text:s text:c="6"/>|</text:p>
      <text:p text:style-name="P1">| RenewalStatus <text:s/>| varchar(20) | YES <text:s/>| <text:s text:c="4"/>| NULL <text:s text:c="3"/>| <text:s text:c="6"/>|</text:p>
      <text:p text:style-name="P1">+----------------+-------------+------+-----+---------+-------+</text:p>
      <text:p text:style-name="P1">11 rows in set (0.00 sec)</text:p>
      <text:p text:style-name="P1"/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</text:p>
      <text:p text:style-name="P1">mysql&gt; insert into Employer (CompanyID,CompanyName,EmailID,Mobile,City,IndustryType,FunctionalArea,MembershipPlan,DateofSignup,DateofRenewal,RenewalStatus) value('C100','InfosysLimited','jobs@infosys.com',7896579875,'chennai','IT','Accounting','Premium Yearly','2016-07-01','2017-06-30','Active');</text:p>
      <text:p text:style-name="P1">ERROR 1264 (22003): Out of range value for column 'Mobile' at row 1</text:p>
      <text:p text:style-name="P1">mysql&gt; insert into Employer (CompanyID,CompanyName,EmailID,Mobile,City,IndustryType,FunctionalArea,MembershipPlan,DateofSignup,DateofRenewal,RenewalStatus) value('C100','InfosysLimited','jobs@infosys.com',7896579875,'chennai','IT','Accounting','Premium Yearly','2016-07-01','2017-06-30','Active');</text:p>
      <text:p text:style-name="P1">ERROR 1264 (22003): Out of range value for column 'Mobile' at row 1</text:p>
      <text:p text:style-name="P1">mysql&gt; insert into Employer (CompanyID,CompanyName,EmailID,Mobile,City,IndustryType,FunctionalArea,MembershipPlan,DateofSignup,DateofRenewal,RenewalStatus) value('C100','InfosysLimited','jobs@infosys.com',789657987,'chennai','IT','Accounting','Premium Yearly','2016-07-01','2017-06-30','Active');</text:p>
      <text:p text:style-name="P1">Query OK, 1 row affected (0.04 sec)</text:p>
      <text:p text:style-name="P1"/>
      <text:p text:style-name="P1">mysql&gt; insert into Employer (CompanyID,CompanyName,EmailID,Mobile,City,IndustryType,FunctionalArea,MembershipPlan,DateofSignup,DateofRenewal,RenewalStatus) <text:soft-page-break/>value('C1001','Accenture','careers@accenture.com',798989987,'Bangalo <text:s text:c="54"/>17-07-01','Active');</text:p>
      <text:p text:style-name="P1">ERROR 1406 (22001): Data too long for column 'EmailID' at row 1</text:p>
      <text:p text:style-name="P1">mysql&gt; alter table Employers modify EmailID varchar(30);</text:p>
      <text:p text:style-name="P1">ERROR 1146 (42S02): Table 'assignment1.Employers' doesn't exist</text:p>
      <text:p text:style-name="P1">mysql&gt; insert into Employer (CompanyID,CompanyName,EmailID,Mobile,City,IndustryType,FunctionalArea,MembershipPlan,DateofSignup,DateofRenewal,RenewalStatus) value('C1001','Accenture','careers@accenture.com',798989987,'Bangalore','IT','Marketing','Premium Monthly','2016-07-02','2017-07-01','Active');</text:p>
      <text:p text:style-name="P1">ERROR 1406 (22001): Data too long for column 'EmailID' at row 1</text:p>
      <text:p text:style-name="P1">mysql&gt; alter table Employers modify EmailID varchar(50);</text:p>
      <text:p text:style-name="P1">ERROR 1146 (42S02): Table 'assignment1.Employers' doesn't exist</text:p>
      <text:p text:style-name="P1">mysql&gt; alter table Employer modify EmailID varchar(50);</text:p>
      <text:p text:style-name="P1">Query OK, 0 rows affected (0.42 sec)</text:p>
      <text:p text:style-name="P1">Records: 0 <text:s/>Duplicates: 0 <text:s/>Warnings: 0</text:p>
      <text:p text:style-name="P1"/>
      <text:p text:style-name="P1">mysql&gt; insert into Employer (CompanyID,CompanyName,EmailID,Mobile,City,IndustryType,FunctionalArea,MembershipPlan,DateofSignup,DateofRenewal,RenewalStatus) value('C1001','Accenture','careers@accenture.com',798989987,'Bangalore','IT','Marketing','Premium Monthly','2016-07-02','2017-07-01','Active');</text:p>
      <text:p text:style-name="P1">Query OK, 1 row affected (0.04 sec)</text:p>
      <text:p text:style-name="P1"/>
      <text:p text:style-name="P1">mysql&gt; select * from Employer</text:p>
      <text:p text:style-name="P1"><text:s text:c="4"/>-&gt; ;</text:p>
      <text:p text:style-name="P1">+-----------+----------------+-----------------------+-----------+-----------+--------------+----------------+-----------------+--------------+---------------+---------------+</text:p>
      <text:p text:style-name="P1">| CompanyID | CompanyName <text:s text:c="3"/>| EmailID <text:s text:c="14"/>| Mobile <text:s text:c="3"/>| City <text:s text:c="5"/>| IndustryType | FunctionalArea | MembershipPlan <text:s/>| DateofSignup | DateofRenewal | RenewalStatus |</text:p>
      <text:p text:style-name="P1">+-----------+----------------+-----------------------+-----------+-----------+--------------+----------------+-----------------+--------------+---------------+---------------+</text:p>
      <text:p text:style-name="P1">| C100 <text:s text:c="5"/>| InfosysLimited | jobs@infosys.com <text:s text:c="5"/>| 789657987 | chennai <text:s text:c="2"/>| IT <text:s text:c="10"/>| Accounting <text:s text:c="4"/>| Premium Yearly <text:s/>| 2016-07-01 <text:s text:c="2"/>| 2017-06-30 <text:s text:c="3"/>| Active <text:s text:c="7"/>|</text:p>
      <text:p text:style-name="P1">| C1001 <text:s text:c="4"/>| Accenture <text:s text:c="5"/>| careers@accenture.com | 798989987 | Bangalore | IT <text:s text:c="10"/>| Marketing <text:s text:c="5"/>| Premium Monthly | 2016-07-02 <text:s text:c="2"/>| 2017-07-01 <text:s text:c="3"/>| Active <text:s text:c="7"/>|</text:p>
      <text:p text:style-name="P1">+-----------+----------------+-----------------------+-----------+-----------+--------------+----------------+-----------------+--------------+---------------+---------------+</text:p>
      <text:p text:style-name="P1">2 rows in set (0.00 sec)</text:p>
      <text:p text:style-name="P1"/>
      <text:p text:style-name="P1">mysql&gt; CREATE TABLE Orders (</text:p>
      <text:p text:style-name="P1"><text:s text:c="4"/>-&gt; <text:s text:c="4"/>ID int NOT NULL,</text:p>
      <text:p text:style-name="P1"><text:s text:c="4"/>-&gt; <text:s text:c="4"/>OrderNumber int NOT NULL,</text:p>
      <text:p text:style-name="P1"><text:s text:c="4"/>-&gt; <text:s text:c="4"/>OrderDate date DEFAULT GETDATE()</text:p>
      <text:p text:style-name="P1"><text:s text:c="4"/>-&gt; )</text:p>
      <text:p text:style-name="P1"><text:s text:c="4"/>-&gt; ;</text:p>
      <text:p text:style-name="P1">ERROR 1064 (42000): You have an error in your SQL syntax; check the manual that corresponds to your MySQL server version for the right syntax to use near 'GETDATE()</text:p>
      <text:p text:style-name="P1">)' at line 4</text:p>
      <text:p text:style-name="P1"><text:soft-page-break/>mysql&gt; select SYSDATE()</text:p>
      <text:p text:style-name="P1"><text:s text:c="4"/>-&gt; ;</text:p>
      <text:p text:style-name="P1">+---------------------+</text:p>
      <text:p text:style-name="P1">| SYSDATE() <text:s text:c="10"/>|</text:p>
      <text:p text:style-name="P1">+---------------------+</text:p>
      <text:p text:style-name="P1">| 2018-07-13 17:05:46 |</text:p>
      <text:p text:style-name="P1">+---------------------+</text:p>
      <text:p text:style-name="P1">1 row in set (0.01 sec)</text:p>
      <text:p text:style-name="P1"/>
      <text:p text:style-name="P1">mysql&gt; select GETDATE()</text:p>
      <text:p text:style-name="P1"><text:s text:c="4"/>-&gt; ;</text:p>
      <text:p text:style-name="P1">ERROR 1305 (42000): FUNCTION assignment1.GETDATE does not exist</text:p>
      <text:p text:style-name="P1">mysql&gt; CREATE TABLE Orders (</text:p>
      <text:p text:style-name="P1"><text:s text:c="4"/>-&gt; <text:s text:c="4"/>ID int NOT NULL,</text:p>
      <text:p text:style-name="P1"><text:s text:c="4"/>-&gt; <text:s text:c="4"/>OrderNumber int NOT NULL,</text:p>
      <text:p text:style-name="P1"><text:s text:c="4"/>-&gt; <text:s text:c="4"/>OrderDate date DEFAULT GETDATE()</text:p>
      <text:p text:style-name="P1"><text:s text:c="4"/>-&gt; );</text:p>
      <text:p text:style-name="P1">ERROR 1064 (42000): You have an error in your SQL syntax; check the manual that corresponds to your MySQL server version for the right syntax to use near 'GETDATE()</text:p>
      <text:p text:style-name="P1">)' at line 4</text:p>
      <text:p text:style-name="P1">mysql&gt; alter table Employer modify EmailID varchar(50);</text:p>
      <text:p text:style-name="P1">Query OK, 0 rows affected (0.04 sec)</text:p>
      <text:p text:style-name="P1">Records: 0 <text:s/>Duplicates: 0 <text:s/>Warnings: 0</text:p>
      <text:p text:style-name="P1"/>
      <text:p text:style-name="P1">mysql&gt; alter table Employer modify EmailID varchar(50);</text:p>
      <text:p text:style-name="P1">Query OK, 0 rows affected (0.04 sec)</text:p>
      <text:p text:style-name="P1">Records: 0 <text:s/>Duplicates: 0 <text:s/>Warnings: 0</text:p>
      <text:p text:style-name="P1"/>
      <text:p text:style-name="P1">mysql&gt; ALTER TABLE Employer modify Mobile int;</text:p>
      <text:p text:style-name="P1">Query OK, 0 rows affected (0.04 sec)</text:p>
      <text:p text:style-name="P1">Records: 0 <text:s/>Duplicates: 0 <text:s/>Warnings: 0</text:p>
      <text:p text:style-name="P1"/>
      <text:p text:style-name="P1">mysql&gt; insert into Employer (CompanyID,CompanyName,EmailID,Mobile,City,IndustryType,FunctionalArea,MembershipPlan,DateofSignup,DateofRenewal,RenewalStatus) valu('C1001','Accenture','careers@accenture.com',798989987,'Bangalore','IT','Marketing','Premium Monthly','2016-07-02','2017-07-01','Active);</text:p>
      <text:p text:style-name="P1"><text:s text:c="4"/>'&gt; </text:p>
      <text:p text:style-name="P1"><text:s text:c="4"/>'&gt; insert into Employer (CompanyID,CompanyName,EmailID,Mobile,City,IndustryType,FunctionalArea,MembershipPlan,DateofSignup,DateofRenewal,RenewalStatus) valu('C1001','Accenture','careers@accenture.com',7989899876,'Bangalore','IT','Marketing','Premium Monthly','2016-07-02','2017-07-01','Active');</text:p>
      <text:p text:style-name="P1"><text:s text:c="4"/>'&gt; insert into Employer value('0607','inapp','anupama@inapp.com',7356180871,'trivandrum','IT','marketing','Premium Monthly','2018-07-02',2019-07-01','Active');</text:p>
      <text:p text:style-name="P1">ERROR 1064 (42000): You have an error in your SQL syntax; check the manual that corresponds to your MySQL server version for the right syntax to use near 'valu('C1001','Accenture','careers@accenture.com',798989987,'Bangalore','IT','Mar' at line 1</text:p>
      <text:p text:style-name="P1"><text:soft-page-break/>mysql&gt; insert into Employer (CompanyID,CompanyName,EmailID,Mobile,City,IndustryType,FunctionalArea,MembershipPlan,DateofSignup,DateofRenewal,RenewalStatus) valu('C1001','Accenture','careers@accenture.com',798989987,'Bangalore','IT','Marketing','Premium Monthly','2016-07-02','2017-07-01','Active); <text:s text:c="274"/>insert into Employer (CompanyID,CompanyName,EmailID,Mobile,City,IndustryType,FunctionalArea,MembershipPlan,DateofSignup,DateofRenewal,RenewalStatus) value('C1001','Accenture','careers@accenture.com',7989899876,'Bangalore','IT','Marketing','Premium Monthly','2016-07-02','2017-07-01','Active'); <text:s text:c="136"/></text:p>
      <text:p text:style-name="P1"><text:s text:c="4"/>'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7:21:54.898727055</meta:creation-date>
    <dc:date>2018-07-13T17:22:20.241783230</dc:date>
    <meta:editing-duration>PT25S</meta:editing-duration>
    <meta:editing-cycles>1</meta:editing-cycles>
    <meta:document-statistic meta:table-count="0" meta:image-count="0" meta:object-count="0" meta:page-count="17" meta:paragraph-count="578" meta:word-count="4717" meta:character-count="36566" meta:non-whitespace-character-count="29303"/>
    <meta:generator>LibreOffice/5.1.6.2$Linux_X86_64 LibreOffice_project/10m0$Build-2</meta:generator>
  </office:meta>
</office:document-meta>
</file>